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4.0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0.707cm"/>
    </style:style>
    <style:style style:name="gr4" style:family="graphic" style:parent-style-name="standard">
      <style:graphic-properties draw:marker-end="Arrow" draw:marker-end-width="0.2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2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.3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0000" fo:font-size="80pt"/>
    </style:style>
    <style:style style:name="P4" style:family="paragraph">
      <style:text-properties fo:font-style="italic"/>
    </style:style>
    <style:style style:name="T1" style:family="text">
      <style:text-properties fo:color="#ff0000" fo:font-size="80pt"/>
    </style:style>
    <style:style style:name="T2" style:family="text">
      <style:text-properties fo:font-style="italic"/>
    </style:style>
    <style:style style:name="T3" style:family="text">
      <style:text-properties style:text-position="sub 58%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24cm" svg:y1="4.14cm" svg:x2="16.319cm" svg:y2="4.14cm">
            <text:p text:style-name="P2"/>
          </draw:line>
          <draw:frame draw:style-name="gr2" draw:layer="layout" svg:width="14.519cm" svg:height="1.271cm" svg:x="2.996cm" svg:y="4.424cm">
            <draw:text-box>
              <text:p text:style-name="P2">1 <text:s text:c="4"/>2 <text:s text:c="3"/>3 <text:s text:c="3"/>4 <text:s text:c="2"/>5 <text:s text:c="3"/>6 <text:s text:c="6"/>... <text:s text:c="24"/>N-1</text:p>
            </draw:text-box>
          </draw:frame>
          <draw:frame draw:style-name="gr3" draw:text-style-name="P3" draw:layer="layout" svg:width="1.289cm" svg:height="3.651cm" svg:x="2.815cm" svg:y="1.588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5.599cm" svg:y="0.43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4.388cm" svg:y="-0.291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6.81cm" svg:y="-1.375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15.924cm" svg:y="1.58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12.171cm" svg:y="-1.502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13.537cm" svg:y="0.328cm">
            <draw:text-box>
              <text:p text:style-name="P2"><text:span text:style-name="T1">.</text:span></text:p>
            </draw:text-box>
          </draw:frame>
          <draw:frame draw:style-name="gr3" draw:text-style-name="P3" draw:layer="layout" svg:width="1.289cm" svg:height="3.651cm" svg:x="14.851cm" svg:y="-0.368cm">
            <draw:text-box>
              <text:p text:style-name="P2"><text:span text:style-name="T1">.</text:span></text:p>
            </draw:text-box>
          </draw:frame>
          <draw:line draw:style-name="gr4" draw:text-style-name="P1" draw:layer="layout" svg:x1="3.305cm" svg:y1="6.151cm" svg:x2="6.423cm" svg:y2="6.151cm">
            <text:p text:style-name="P2"/>
          </draw:line>
          <draw:line draw:style-name="gr4" draw:text-style-name="P1" draw:layer="layout" svg:x1="3.073cm" svg:y1="3.109cm" svg:x2="3.073cm" svg:y2="0.352cm">
            <text:p text:style-name="P2"/>
          </draw:line>
          <draw:frame draw:style-name="gr5" draw:text-style-name="P4" draw:layer="layout" svg:width="0.737cm" svg:height="1.262cm" svg:x="4.104cm" svg:y="6.717cm">
            <draw:text-box>
              <text:p text:style-name="P2"><text:span text:style-name="T2">i</text:span></text:p>
            </draw:text-box>
          </draw:frame>
          <draw:frame draw:style-name="gr6" draw:text-style-name="P4" draw:layer="layout" svg:width="1.812cm" svg:height="1.52cm" svg:x="1.01cm" svg:y="1.485cm">
            <draw:text-box>
              <text:p text:style-name="P2"><text:span text:style-name="T2">y</text:span><text:span text:style-name="T3">i</text:span><text:span text:style-name="T2">(t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3T11:54:01</meta:creation-date>
    <dc:date>2007-12-03T12:35:56</dc:date>
    <dc:language>en-US</dc:language>
    <meta:editing-cycles>3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